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h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</table:table-row>
        <table:table-row table:style-name="ro1">
          <table:table-cell office:value-type="string" calcext:value-type="string">
            <text:p>SQRTPI</text:p>
          </table:table-cell>
          <table:table-cell table:formula="of:=SQRTPI(4)" office:value-type="float" office:value="3.54490770181103" calcext:value-type="float">
            <text:p>3.5449077018110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1;2;3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5:37:47.141053278</meta:creation-date>
    <meta:generator>LibreOffice/6.1.5.2$Linux_ARM_EABI LibreOffice_project/10$Build-2</meta:generator>
    <dc:date>2020-10-15T15:39:21.308714727</dc:date>
    <meta:editing-duration>PT1M38S</meta:editing-duration>
    <meta:editing-cycles>1</meta:editing-cycles>
    <meta:document-statistic meta:table-count="1" meta:cell-count="6" meta:object-count="0"/>
  </office:meta>
</office:document-meta>
</file>